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Contact Book New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A “NEW” approach how to save contacts and manage them wherever you go!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eature-li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Single Page Application (SPA) </text:p>
              </text:list-item>
              <text:list-item>
                <text:p xml:id="id2" text:id="id2">Authentication</text:p>
              </text:list-item>
              <text:list-item>
                <text:p xml:id="id3" text:id="id3">Responsivity (Desktop / Smartphone)</text:p>
              </text:list-item>
              <text:list-item>
                <text:p xml:id="id4" text:id="id4">Configureable</text:p>
              </text:list-item>
              <text:list-item>
                <text:p xml:id="id5" text:id="id5">Connected to Firebase2</text:p>
              </text:list-item>
              <text:list-item>
                <text:p xml:id="id6" text:id="id6">Add /edit /delete contacts </text:p>
              </text:list-item>
              <text:list-item>
                <text:p xml:id="id7" text:id="id7">Filter contacts</text:p>
              </text:list-item>
              <text:list-item>
                <text:p xml:id="id8" text:id="id8">Input form validation</text:p>
              </text:list-item>
              <text:list-item>
                <text:p xml:id="id9" text:id="id9">Picture upload for contacts</text:p>
              </text:list-item>
              <text:list-item>
                <text:p xml:id="id10" text:id="id10">Bug-support form for user</text:p>
              </text:list-item>
              <text:list-item>
                <text:p xml:id="id11" text:id="id11"><text:a xlink:href="../documentation/Developers%20Documenation.docx" xlink:type="simple">Developers-documentation</text:a></text:p>
              </text:list-item>
              <text:list-item>
                <text:p xml:id="id12" text:id="id12"><text:a xlink:href="../documentation/User-Documentation.docx" xlink:type="simple">User-documentation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1" anim:sub-item="text" smil:attributeName="visibility" smil:to="visible"/>
                  <anim:animate smil:begin="0s" smil:dur="0.5s" smil:fill="hold" smil:decelerate="0.5" smil:targetElement="id1" anim:sub-item="text" smil:attributeName="rotate" smil:values="-90;0" smil:keyTimes="0;1"/>
                  <anim:animate smil:begin="0s" smil:dur="0.5s" smil:fill="hold" smil:decelerate="0.5" smil:targetElement="id1" anim:sub-item="text" smil:attributeName="width" smil:values="width;width*.05" smil:keyTimes="0;1"/>
                  <anim:animate smil:begin="0.5s" smil:dur="0.5s" smil:fill="hold" smil:accelerate="0.5" smil:targetElement="id1" anim:sub-item="text" smil:attributeName="width" smil:values="width*.05;width" smil:keyTimes="0;1"/>
                  <anim:animate smil:dur="1s" smil:fill="hold" smil:targetElement="id1" anim:sub-item="text" smil:attributeName="height" smil:values="height;height" smil:keyTimes="0;1"/>
                  <anim:animate smil:begin="0s" smil:dur="0.5s" smil:fill="hold" smil:decelerate="0.5" smil:targetElement="id1" anim:sub-item="text" smil:attributeName="x" smil:values="x+.4;x" smil:keyTimes="0;1"/>
                  <anim:animate smil:begin="0s" smil:dur="0.5s" smil:fill="hold" smil:decelerate="0.5" smil:targetElement="id1" anim:sub-item="text" smil:attributeName="y" smil:values="y-.2;y+.1" smil:keyTimes="0;1"/>
                  <anim:animate smil:begin="0.5s" smil:dur="0.5s" smil:fill="hold" smil:accelerate="0.5" smil:targetElement="id1" anim:sub-item="text" smil:attributeName="y" smil:values="y+.1;y" smil:keyTimes="0;1"/>
                  <anim:transitionFilter smil:begin="0s" smil:dur="1s" smil:decelerate="0.5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3" anim:sub-item="text" smil:attributeName="visibility" smil:to="visible"/>
                  <anim:animate smil:begin="0s" smil:dur="0.5s" smil:fill="hold" smil:decelerate="0.5" smil:targetElement="id3" anim:sub-item="text" smil:attributeName="rotate" smil:values="-90;0" smil:keyTimes="0;1"/>
                  <anim:animate smil:begin="0s" smil:dur="0.5s" smil:fill="hold" smil:decelerate="0.5" smil:targetElement="id3" anim:sub-item="text" smil:attributeName="width" smil:values="width;width*.05" smil:keyTimes="0;1"/>
                  <anim:animate smil:begin="0.5s" smil:dur="0.5s" smil:fill="hold" smil:accelerate="0.5" smil:targetElement="id3" anim:sub-item="text" smil:attributeName="width" smil:values="width*.05;width" smil:keyTimes="0;1"/>
                  <anim:animate smil:dur="1s" smil:fill="hold" smil:targetElement="id3" anim:sub-item="text" smil:attributeName="height" smil:values="height;height" smil:keyTimes="0;1"/>
                  <anim:animate smil:begin="0s" smil:dur="0.5s" smil:fill="hold" smil:decelerate="0.5" smil:targetElement="id3" anim:sub-item="text" smil:attributeName="x" smil:values="x+.4;x" smil:keyTimes="0;1"/>
                  <anim:animate smil:begin="0s" smil:dur="0.5s" smil:fill="hold" smil:decelerate="0.5" smil:targetElement="id3" anim:sub-item="text" smil:attributeName="y" smil:values="y-.2;y+.1" smil:keyTimes="0;1"/>
                  <anim:animate smil:begin="0.5s" smil:dur="0.5s" smil:fill="hold" smil:accelerate="0.5" smil:targetElement="id3" anim:sub-item="text" smil:attributeName="y" smil:values="y+.1;y" smil:keyTimes="0;1"/>
                  <anim:transitionFilter smil:begin="0s" smil:dur="1s" smil:decelerate="0.5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1s" smil:fill="hold" smil:targetElement="id4" anim:sub-item="text" smil:attributeName="visibility" smil:to="visible"/>
                  <anim:animate smil:begin="0s" smil:dur="0.5s" smil:fill="hold" smil:decelerate="0.5" smil:targetElement="id4" anim:sub-item="text" smil:attributeName="rotate" smil:values="-90;0" smil:keyTimes="0;1"/>
                  <anim:animate smil:begin="0s" smil:dur="0.5s" smil:fill="hold" smil:decelerate="0.5" smil:targetElement="id4" anim:sub-item="text" smil:attributeName="width" smil:values="width;width*.05" smil:keyTimes="0;1"/>
                  <anim:animate smil:begin="0.5s" smil:dur="0.5s" smil:fill="hold" smil:accelerate="0.5" smil:targetElement="id4" anim:sub-item="text" smil:attributeName="width" smil:values="width*.05;width" smil:keyTimes="0;1"/>
                  <anim:animate smil:dur="1s" smil:fill="hold" smil:targetElement="id4" anim:sub-item="text" smil:attributeName="height" smil:values="height;height" smil:keyTimes="0;1"/>
                  <anim:animate smil:begin="0s" smil:dur="0.5s" smil:fill="hold" smil:decelerate="0.5" smil:targetElement="id4" anim:sub-item="text" smil:attributeName="x" smil:values="x+.4;x" smil:keyTimes="0;1"/>
                  <anim:animate smil:begin="0s" smil:dur="0.5s" smil:fill="hold" smil:decelerate="0.5" smil:targetElement="id4" anim:sub-item="text" smil:attributeName="y" smil:values="y-.2;y+.1" smil:keyTimes="0;1"/>
                  <anim:animate smil:begin="0.5s" smil:dur="0.5s" smil:fill="hold" smil:accelerate="0.5" smil:targetElement="id4" anim:sub-item="text" smil:attributeName="y" smil:values="y+.1;y" smil:keyTimes="0;1"/>
                  <anim:transitionFilter smil:begin="0s" smil:dur="1s" smil:decelerate="0.5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5" anim:sub-item="text" smil:attributeName="visibility" smil:to="visible"/>
                  <anim:transitionFilter smil:begin="0s" smil:dur="0.58s" smil:targetElement="id5" anim:sub-item="text" smil:type="barWipe" smil:subtype="topToBottom"/>
                  <anim:animate smil:begin="0s" smil:dur="1.822s" smil:targetElement="id5" anim:sub-item="text" smil:attributeName="x" smil:values="x-0.25;x" smil:keyTimes="0;1" smil:keySplines="0,0;0.14,0.36;0.43,0.73;0.71,0.91;1,1"/>
                  <anim:animate smil:begin="0s" smil:dur="0.664s" smil:targetElement="id5" anim:sub-item="text" smil:attributeName="y" smil:values="0.5;1" smil:keyTimes="0;1" anim:formula="y-sin(pi*$)/3" smil:keySplines="0,0;0.25,0.07;0.5,0.2;0.75,0.467;1,1"/>
                  <anim:animate smil:begin="0.664s" smil:dur="0.664s" smil:targetElement="id5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5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5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5" anim:sub-item="text" smil:to="1,0.6" smil:attributeName="transform" svg:type="scale"/>
                  <anim:animateTransform smil:begin="0.676s" smil:dur="0.166s" smil:decelerate="0.5" smil:targetElement="id5" anim:sub-item="text" smil:to="1,1" smil:attributeName="transform" svg:type="scale"/>
                  <anim:animateTransform smil:begin="1.312s" smil:dur="0.026s" smil:targetElement="id5" anim:sub-item="text" smil:to="1,0.8" smil:attributeName="transform" svg:type="scale"/>
                  <anim:animateTransform smil:begin="1.338s" smil:dur="0.166s" smil:decelerate="0.5" smil:targetElement="id5" anim:sub-item="text" smil:to="1,1" smil:attributeName="transform" svg:type="scale"/>
                  <anim:animateTransform smil:begin="1.642s" smil:dur="0.026s" smil:targetElement="id5" anim:sub-item="text" smil:to="1,0.9" smil:attributeName="transform" svg:type="scale"/>
                  <anim:animateTransform smil:begin="1.668s" smil:dur="0.166s" smil:decelerate="0.5" smil:targetElement="id5" anim:sub-item="text" smil:to="1,1" smil:attributeName="transform" svg:type="scale"/>
                  <anim:animateTransform smil:begin="1.808s" smil:dur="0.026s" smil:targetElement="id5" anim:sub-item="text" smil:to="1,0.95" smil:attributeName="transform" svg:type="scale"/>
                  <anim:animateTransform smil:begin="1.834s" smil:dur="0.166s" smil:decelerate="0.5" smil:targetElement="id5" anim:sub-item="text" smil:to="1,1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6" anim:sub-item="text" smil:attributeName="visibility" smil:to="visible"/>
                  <anim:animate smil:dur="1s" smil:fill="hold" smil:targetElement="id6" anim:sub-item="text" smil:attributeName="rotate" smil:values="90;90;90;0" smil:keyTimes="0;0.8;0.8;1"/>
                  <anim:animate smil:dur="1s" smil:fill="hold" smil:targetElement="id6" anim:sub-item="text" smil:attributeName="x" smil:values="-1;0.949999988079071;x" smil:keyTimes="0;0.5;1"/>
                  <anim:animate smil:dur="1s" smil:fill="hold" smil:targetElement="id6" anim:sub-item="text" smil:attributeName="y" smil:values="y;y" smil:keyTimes="0;1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falling-in">
                  <anim:set smil:begin="0s" smil:dur="0.0002s" smil:fill="hold" smil:targetElement="id7" anim:sub-item="text" smil:attributeName="visibility" smil:to="visible"/>
                  <anim:set smil:begin="0s" smil:dur="0.091s" smil:fill="hold" smil:targetElement="id7" anim:sub-item="text" smil:attributeName="rotate" smil:to="-45"/>
                  <anim:animate smil:begin="0.091s" smil:dur="0.091s" smil:fill="hold" smil:targetElement="id7" anim:sub-item="text" smil:attributeName="rotate" smil:values="-45;45;0" smil:keyTimes="0;0.699;1"/>
                  <anim:animate smil:begin="0s" smil:dur="0.091s" smil:fill="hold" smil:targetElement="id7" anim:sub-item="text" smil:attributeName="y" smil:values="y-1;y-(0.354*width-0.172*height)" smil:keyTimes="0;1"/>
                  <anim:animate smil:begin="0.091s" smil:dur="0.0312s" smil:fill="hold" smil:decelerate="0.5" smil:autoReverse="true" smil:targetElement="id7" anim:sub-item="text" smil:attributeName="y" smil:values="y-(0.354*width-0.172*height);y-(0.354*width-0.172*height)-height/2" smil:keyTimes="0;1"/>
                  <anim:animate smil:begin="0.1728s" smil:dur="0.0272s" smil:fill="hold" smil:targetElement="id7" anim:sub-item="text" smil:attributeName="y" smil:values="y-(0.354*width-0.172*height)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8" anim:sub-item="text" smil:attributeName="visibility" smil:to="visible"/>
                  <anim:transitionFilter smil:dur="0.8s" smil:decelerate="1" smil:targetElement="id8" anim:sub-item="text" smil:type="fade" smil:subtype="crossfade"/>
                  <anim:animate smil:dur="0.8s" smil:fill="hold" smil:decelerate="1" smil:targetElement="id8" anim:sub-item="text" smil:attributeName="rotate" smil:values="-90;0" smil:keyTimes="0;1"/>
                  <anim:animate smil:dur="0.8s" smil:fill="hold" smil:decelerate="1" smil:targetElement="id8" anim:sub-item="text" smil:attributeName="x" smil:values="x+0.4;x-0.05" smil:keyTimes="0;1"/>
                  <anim:animate smil:dur="0.8s" smil:fill="hold" smil:decelerate="1" smil:targetElement="id8" anim:sub-item="text" smil:attributeName="y" smil:values="y-0.4;y+0.1" smil:keyTimes="0;1"/>
                  <anim:animate smil:begin="0.8s" smil:dur="0.2s" smil:fill="hold" smil:accelerate="1" smil:targetElement="id8" anim:sub-item="text" smil:attributeName="x" smil:values="x-0.05;x" smil:keyTimes="0;1"/>
                  <anim:animate smil:begin="0.8s" smil:dur="0.2s" smil:fill="hold" smil:accelerate="1" smil:targetElement="id8" anim:sub-item="text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  <anim:animate smil:dur="2s" smil:fill="hold" smil:targetElement="id9" anim:sub-item="text" smil:attributeName="rotate" smil:values="720;0" smil:keyTimes="0;1"/>
                  <anim:animate smil:dur="2s" smil:fill="hold" smil:targetElement="id9" anim:sub-item="text" smil:attributeName="height" smil:values="0;height" smil:keyTimes="0;1"/>
                  <anim:animate smil:dur="2s" smil:fill="hold" smil:targetElement="id9" anim:sub-item="text" smil:attributeName="width" smil:values="0;width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reaks">
                  <anim:set smil:begin="0s" smil:dur="0.001s" smil:fill="hold" smil:targetElement="id10" anim:sub-item="text" smil:attributeName="visibility" smil:to="visible"/>
                  <anim:animate smil:begin="0s" smil:dur="0.6s" smil:fill="hold" smil:targetElement="id10" anim:sub-item="text" smil:attributeName="x" smil:from="(-width/2)" smil:to="(x)"/>
                  <anim:animate smil:begin="0.6s" smil:dur="0.2s" smil:fill="hold" smil:decelerate="0.5" smil:autoReverse="true" smil:targetElement="id10" anim:sub-item="text" smil:attributeName="skewX" smil:from="0" smil:to="-1"/>
                  <anim:animateTransform smil:begin="0.6s" smil:dur="0.2s" smil:fill="hold" smil:decelerate="1" smil:autoReverse="true" smil:targetElement="id10" anim:sub-item="text" smil:from="1,1" smil:to="0.8,1" smil:attributeName="transform" svg:type="scale"/>
                  <anim:animate smil:begin="0.6s" smil:dur="0.2s" smil:fill="hold" smil:decelerate="1" smil:autoReverse="true" smil:targetElement="id10" anim:sub-item="text" smil:attributeName="x" smil:by="(height/3+width*0.1)" smil:additive="su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ct Tea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Four developers where coding there asses off</text:p>
                <text:list>
                  <text:list-item>
                    <text:p xml:id="id13" text:id="id13">Delia (prototyping (login, picture upload), user-doc)</text:p>
                    <text:p/>
                  </text:list-item>
                  <text:list-item>
                    <text:p xml:id="id14" text:id="id14">Nabil (app setup, support form, responsiveness)</text:p>
                    <text:p/>
                  </text:list-item>
                  <text:list-item>
                    <text:p xml:id="id15" text:id="id15">Zsolt (filter, prototyping (picture upload), dev-doc)</text:p>
                    <text:p/>
                  </text:list-item>
                  <text:list-item>
                    <text:p xml:id="id16" text:id="id16">Marco (PL/PM, mockups, requirements, login, solving pic-upload, dev-doc)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height" smil:values="height/20;height/20;height" smil:keyTimes="0;0.5;1"/>
                  <anim:animate smil:dur="0.5s" smil:fill="hold" smil:targetElement="id13" anim:sub-item="text" smil:attributeName="width" smil:values="width+.3;width+.3;width" smil:keyTimes="0;0.5;1"/>
                  <anim:animate smil:dur="0.5s" smil:fill="hold" smil:targetElement="id13" anim:sub-item="text" smil:attributeName="x" smil:values="x-.3;x;x" smil:keyTimes="0;0.5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height" smil:values="height/20;height/20;height" smil:keyTimes="0;0.5;1"/>
                  <anim:animate smil:dur="0.5s" smil:fill="hold" smil:targetElement="id14" anim:sub-item="text" smil:attributeName="width" smil:values="width+.3;width+.3;width" smil:keyTimes="0;0.5;1"/>
                  <anim:animate smil:dur="0.5s" smil:fill="hold" smil:targetElement="id14" anim:sub-item="text" smil:attributeName="x" smil:values="x-.3;x;x" smil:keyTimes="0;0.5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height" smil:values="height/20;height/20;height" smil:keyTimes="0;0.5;1"/>
                  <anim:animate smil:dur="0.5s" smil:fill="hold" smil:targetElement="id15" anim:sub-item="text" smil:attributeName="width" smil:values="width+.3;width+.3;width" smil:keyTimes="0;0.5;1"/>
                  <anim:animate smil:dur="0.5s" smil:fill="hold" smil:targetElement="id15" anim:sub-item="text" smil:attributeName="x" smil:values="x-.3;x;x" smil:keyTimes="0;0.5;1"/>
                  <anim:animate smil:dur="0.5s" smil:fill="hold" smil:targetElement="id1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thread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height" smil:values="height/20;height/20;height" smil:keyTimes="0;0.5;1"/>
                  <anim:animate smil:dur="0.5s" smil:fill="hold" smil:targetElement="id16" anim:sub-item="text" smil:attributeName="width" smil:values="width+.3;width+.3;width" smil:keyTimes="0;0.5;1"/>
                  <anim:animate smil:dur="0.5s" smil:fill="hold" smil:targetElement="id16" anim:sub-item="text" smil:attributeName="x" smil:values="x-.3;x;x" smil:keyTimes="0;0.5;1"/>
                  <anim:animate smil:dur="0.5s" smil:fill="hold" smil:targetElement="id1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Approach</text:p>
          </draw:text-box>
        </draw:frame>
        <draw:frame presentation:style-name="pr5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 xml:id="id17" text:id="id17" text:style-name="P4">Start with a <text:a xlink:href="../first%20draft.jpg" xlink:type="simple">sketch</text:a>!</text:p>
                <text:p text:style-name="P4"/>
              </text:list-item>
              <text:list-item>
                <text:p xml:id="id18" text:id="id18" text:style-name="P4">Nothing comes before <text:a xlink:href="../20181022-requirements_for_Phonebook-New.odt" xlink:type="simple">requirements</text:a>!</text:p>
                <text:p text:style-name="P4"/>
              </text:list-item>
              <text:list-item>
                <text:p xml:id="id19" text:id="id19" text:style-name="P4">Before you start coding, get a <text:a xlink:href="../20181023_ContactbookNew_mockups.pdf" xlink:type="simple">mockup</text:a><text:s/>ready</text:p>
                <text:p text:style-name="P4"/>
              </text:list-item>
              <text:list-item>
                <text:p xml:id="id20" text:id="id20" text:style-name="P4">A lot of <text:a xlink:href="https://github.com/angyalzsolt/ProjectC-ImageUpload" xlink:type="simple">prototyping</text:a></text:p>
                <text:p text:style-name="P4"/>
              </text:list-item>
              <text:list-item>
                <text:p xml:id="id21" text:id="id21" text:style-name="P4">Less code is beautiful code!!!</text:p>
                <text:p text:style-name="P4"/>
              </text:list-item>
              <text:list-item>
                <text:p xml:id="id22" text:id="id22" text:style-name="P4">Use <text:a xlink:href="https://github.com/toorboon/testAngular/commits/master" xlink:type="simple">Remote Git!!!</text:a>Remote Git!!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+.1;x" smil:keyTimes="0;0.5;1"/>
                  <anim:animate smil:dur="0.5s" smil:fill="hold" smil:targetElement="id17" anim:sub-item="text" smil:attributeName="y" smil:values="y;y" smil:keyTimes="0;1"/>
                  <anim:animate smil:dur="0.5s" smil:fill="hold" smil:targetElement="id17" anim:sub-item="text" smil:attributeName="height" smil:values="height/10;height+.01;height" smil:keyTimes="0;0.5;1"/>
                  <anim:animate smil:dur="0.5s" smil:fill="hold" smil:targetElement="id17" anim:sub-item="text" smil:attributeName="width" smil:values="width/10;width+.01;width" smil:keyTimes="0;0.5;1"/>
                  <anim:transitionFilter smil:dur="0.5s" smil:targetElement="id17" anim:sub-item="text" smil:keySplines="0,0;0.5,1;1,1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+.1;x" smil:keyTimes="0;0.5;1"/>
                  <anim:animate smil:dur="0.5s" smil:fill="hold" smil:targetElement="id18" anim:sub-item="text" smil:attributeName="y" smil:values="y;y" smil:keyTimes="0;1"/>
                  <anim:animate smil:dur="0.5s" smil:fill="hold" smil:targetElement="id18" anim:sub-item="text" smil:attributeName="height" smil:values="height/10;height+.01;height" smil:keyTimes="0;0.5;1"/>
                  <anim:animate smil:dur="0.5s" smil:fill="hold" smil:targetElement="id18" anim:sub-item="text" smil:attributeName="width" smil:values="width/10;width+.01;width" smil:keyTimes="0;0.5;1"/>
                  <anim:transitionFilter smil:dur="0.5s" smil:targetElement="id18" anim:sub-item="text" smil:keySplines="0,0;0.5,1;1,1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+.1;x" smil:keyTimes="0;0.5;1"/>
                  <anim:animate smil:dur="0.5s" smil:fill="hold" smil:targetElement="id19" anim:sub-item="text" smil:attributeName="y" smil:values="y;y" smil:keyTimes="0;1"/>
                  <anim:animate smil:dur="0.5s" smil:fill="hold" smil:targetElement="id19" anim:sub-item="text" smil:attributeName="height" smil:values="height/10;height+.01;height" smil:keyTimes="0;0.5;1"/>
                  <anim:animate smil:dur="0.5s" smil:fill="hold" smil:targetElement="id19" anim:sub-item="text" smil:attributeName="width" smil:values="width/10;width+.01;width" smil:keyTimes="0;0.5;1"/>
                  <anim:transitionFilter smil:dur="0.5s" smil:targetElement="id19" anim:sub-item="text" smil:keySplines="0,0;0.5,1;1,1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+.1;x" smil:keyTimes="0;0.5;1"/>
                  <anim:animate smil:dur="0.5s" smil:fill="hold" smil:targetElement="id20" anim:sub-item="text" smil:attributeName="y" smil:values="y;y" smil:keyTimes="0;1"/>
                  <anim:animate smil:dur="0.5s" smil:fill="hold" smil:targetElement="id20" anim:sub-item="text" smil:attributeName="height" smil:values="height/10;height+.01;height" smil:keyTimes="0;0.5;1"/>
                  <anim:animate smil:dur="0.5s" smil:fill="hold" smil:targetElement="id20" anim:sub-item="text" smil:attributeName="width" smil:values="width/10;width+.01;width" smil:keyTimes="0;0.5;1"/>
                  <anim:transitionFilter smil:dur="0.5s" smil:targetElement="id20" anim:sub-item="text" smil:keySplines="0,0;0.5,1;1,1" smil:type="fade" smil:subtype="crossfade"/>
                </anim:par>
              </anim:par>
            </anim:par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whip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+.1;x" smil:keyTimes="0;0.5;1"/>
                  <anim:animate smil:dur="0.5s" smil:fill="hold" smil:targetElement="id21" anim:sub-item="text" smil:attributeName="y" smil:values="y;y" smil:keyTimes="0;1"/>
                  <anim:animate smil:dur="0.5s" smil:fill="hold" smil:targetElement="id21" anim:sub-item="text" smil:attributeName="height" smil:values="height/10;height+.01;height" smil:keyTimes="0;0.5;1"/>
                  <anim:animate smil:dur="0.5s" smil:fill="hold" smil:targetElement="id21" anim:sub-item="text" smil:attributeName="width" smil:values="width/10;width+.01;width" smil:keyTimes="0;0.5;1"/>
                  <anim:transitionFilter smil:dur="0.5s" smil:targetElement="id21" anim:sub-item="text" smil:keySplines="0,0;0.5,1;1,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rotate" smil:values="90;90;90;0" smil:keyTimes="0;0.8;0.8;1"/>
                  <anim:animate smil:dur="1s" smil:fill="hold" smil:targetElement="id22" anim:sub-item="text" smil:attributeName="x" smil:values="-1;0.949999988079071;x" smil:keyTimes="0;0.5;1"/>
                  <anim:animate smil:dur="1s" smil:fill="hold" smil:targetElement="id22" anim:sub-item="text" smil:attributeName="y" smil:values="y;y" smil:keyTimes="0;1"/>
                  <anim:transitionFilter smil:dur="1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Code Show Of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What did we use?</text:p>
                <text:list>
                  <text:list-item>
                    <text:p>Angular 6</text:p>
                  </text:list-item>
                  <text:list-item>
                    <text:p>Firebase2</text:p>
                  </text:list-item>
                  <text:list-item>
                    <text:p>HTML</text:p>
                  </text:list-item>
                  <text:list-item>
                    <text:p>TypeScript</text:p>
                  </text:list-item>
                  <text:list-item>
                    <text:p>PHP</text:p>
                  </text:list-item>
                  <text:list-item>
                    <text:p>SaSS</text:p>
                  </text:list-item>
                  <text:list-item>
                    <text:p>Jquery</text:p>
                    <text:p/>
                  </text:list-item>
                </text:list>
              </text:list-item>
              <text:list-item>
                <text:p>Support Form (php)</text:p>
              </text:list-item>
              <text:list-item>
                <text:p>Login</text:p>
              </text:list-item>
              <text:list-item>
                <text:p>Picture Uploa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5" draw:layer="layout" svg:width="19.999cm" svg:height="3.506cm" svg:x="6.6cm" svg:y="8.8cm" presentation:class="title" presentation:user-transformed="true">
          <draw:text-box>
            <text:p><text:span text:style-name="T1">Thank you for listening!</text:span></text:p>
          </draw:text-box>
        </draw:frame>
        <draw:frame draw:style-name="gr2" draw:text-style-name="P6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2:04:54.293172643</meta:creation-date>
    <meta:editing-duration>PT1H40M57S</meta:editing-duration>
    <meta:editing-cycles>19</meta:editing-cycles>
    <meta:generator>LibreOffice/6.0.3.2$Linux_X86_64 LibreOffice_project/00m0$Build-2</meta:generator>
    <dc:title>Blueprint Plans</dc:title>
    <dc:date>2018-10-25T13:48:04.982595457</dc:date>
    <meta:document-statistic meta:object-count="56"/>
  </office:meta>
</office:document-meta>
</file>